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059925" officeooo:paragraph-rsid="00059925" style:font-size-asian="14pt" style:font-size-complex="14pt"/>
    </style:style>
    <style:style style:name="P4" style:family="paragraph" style:parent-style-name="Standard">
      <style:text-properties fo:font-size="14pt" officeooo:rsid="00059925" officeooo:paragraph-rsid="0006752a" style:font-size-asian="14pt" style:font-size-complex="14pt"/>
    </style:style>
    <style:style style:name="P5" style:family="paragraph" style:parent-style-name="Standard">
      <style:text-properties fo:font-size="14pt" officeooo:rsid="0006752a" officeooo:paragraph-rsid="0006752a" style:font-size-asian="14pt" style:font-size-complex="14pt"/>
    </style:style>
    <style:style style:name="P6" style:family="paragraph" style:parent-style-name="Standard">
      <style:text-properties fo:font-size="14pt" officeooo:rsid="0006752a" officeooo:paragraph-rsid="0009d9cf" style:font-size-asian="14pt" style:font-size-complex="14pt"/>
    </style:style>
    <style:style style:name="P7" style:family="paragraph" style:parent-style-name="Standard">
      <style:text-properties fo:font-size="14pt" officeooo:rsid="000d5401" officeooo:paragraph-rsid="000d5401" style:font-size-asian="14pt" style:font-size-complex="14pt"/>
    </style:style>
    <style:style style:name="P8" style:family="paragraph" style:parent-style-name="Standard">
      <style:text-properties fo:font-size="14pt" fo:font-weight="bold" officeooo:rsid="00059925" officeooo:paragraph-rsid="0006752a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fo:font-size="14pt" fo:font-weight="bold" officeooo:rsid="000b7199" officeooo:paragraph-rsid="000b7199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00" fo:font-size="14pt" fo:font-weight="bold" officeooo:rsid="0006752a" officeooo:paragraph-rsid="0006752a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0000" fo:font-size="14pt" fo:font-weight="bold" officeooo:rsid="0006752a" officeooo:paragraph-rsid="0010a78b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000000" fo:font-size="14pt" fo:font-weight="bold" officeooo:rsid="0006752a" officeooo:paragraph-rsid="00112fa7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000000" fo:font-size="14pt" fo:font-weight="bold" officeooo:rsid="000d5401" officeooo:paragraph-rsid="000d5401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fo:font-size="14pt" fo:font-weight="bold" officeooo:rsid="000fb83d" officeooo:paragraph-rsid="000fb83d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000000" fo:font-size="14pt" fo:font-weight="bold" officeooo:rsid="000fb83d" officeooo:paragraph-rsid="0014a475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3465a4" fo:font-size="14pt" officeooo:rsid="00059925" officeooo:paragraph-rsid="0006752a" style:font-size-asian="14pt" style:font-size-complex="14pt"/>
    </style:style>
    <style:style style:name="P17" style:family="paragraph" style:parent-style-name="Standard">
      <style:text-properties fo:color="#3465a4" fo:font-size="14pt" officeooo:rsid="00059925" officeooo:paragraph-rsid="00059925" style:font-size-asian="14pt" style:font-size-complex="14pt"/>
    </style:style>
    <style:style style:name="P18" style:family="paragraph" style:parent-style-name="Standard">
      <style:text-properties fo:color="#3465a4" fo:font-size="14pt" officeooo:rsid="0006752a" officeooo:paragraph-rsid="0006752a" style:font-size-asian="14pt" style:font-size-complex="14pt"/>
    </style:style>
    <style:style style:name="P19" style:family="paragraph" style:parent-style-name="Standard">
      <style:text-properties fo:color="#3465a4" fo:font-size="14pt" officeooo:rsid="0006752a" officeooo:paragraph-rsid="0009d9cf" style:font-size-asian="14pt" style:font-size-complex="14pt"/>
    </style:style>
    <style:style style:name="P20" style:family="paragraph" style:parent-style-name="Standard">
      <style:text-properties fo:color="#3465a4" fo:font-size="14pt" officeooo:rsid="0006752a" officeooo:paragraph-rsid="000c6a13" style:font-size-asian="14pt" style:font-size-complex="14pt"/>
    </style:style>
    <style:style style:name="P21" style:family="paragraph" style:parent-style-name="Standard">
      <style:text-properties fo:color="#3465a4" fo:font-size="14pt" officeooo:rsid="0009d9cf" officeooo:paragraph-rsid="0009d9cf" style:font-size-asian="14pt" style:font-size-complex="14pt"/>
    </style:style>
    <style:style style:name="P22" style:family="paragraph" style:parent-style-name="Standard">
      <style:text-properties fo:color="#3465a4" fo:font-size="14pt" officeooo:rsid="000b7199" officeooo:paragraph-rsid="000b7199" style:font-size-asian="14pt" style:font-size-complex="14pt"/>
    </style:style>
    <style:style style:name="P23" style:family="paragraph" style:parent-style-name="Standard">
      <style:text-properties fo:color="#3465a4" fo:font-size="14pt" officeooo:rsid="000d5401" officeooo:paragraph-rsid="000d5401" style:font-size-asian="14pt" style:font-size-complex="14pt"/>
    </style:style>
    <style:style style:name="P24" style:family="paragraph" style:parent-style-name="Standard">
      <style:text-properties fo:color="#000000" fo:font-size="14pt" fo:font-weight="bold" officeooo:rsid="000fb83d" officeooo:paragraph-rsid="000fb83d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000000" fo:font-size="14pt" fo:font-weight="bold" officeooo:rsid="000fb83d" officeooo:paragraph-rsid="00152ca6" style:font-size-asian="14pt" style:font-weight-asian="bold" style:font-size-complex="14pt" style:font-weight-complex="bold"/>
    </style:style>
    <style:style style:name="T1" style:family="text">
      <style:text-properties fo:color="#3465a4"/>
    </style:style>
    <style:style style:name="T2" style:family="text">
      <style:text-properties fo:color="#3465a4" style:font-name="Liberation Serif"/>
    </style:style>
    <style:style style:name="T3" style:family="text">
      <style:text-properties fo:color="#3465a4" style:font-name="Liberation Serif" fo:font-weight="normal" style:font-weight-asian="normal" style:font-weight-complex="normal"/>
    </style:style>
    <style:style style:name="T4" style:family="text">
      <style:text-properties fo:color="#3465a4" style:font-name="Liberation Serif" fo:font-weight="normal" officeooo:rsid="00152ca6" style:font-weight-asian="normal" style:font-weight-complex="normal"/>
    </style:style>
    <style:style style:name="T5" style:family="text">
      <style:text-properties fo:color="#3465a4" style:font-name="Liberation Serif" officeooo:rsid="00112fa7"/>
    </style:style>
    <style:style style:name="T6" style:family="text">
      <style:text-properties fo:color="#3465a4" style:font-name="Liberation Serif" officeooo:rsid="0014a475"/>
    </style:style>
    <style:style style:name="T7" style:family="text">
      <style:text-properties fo:color="#000000"/>
    </style:style>
    <style:style style:name="T8" style:family="text">
      <style:text-properties officeooo:rsid="000b7199"/>
    </style:style>
    <style:style style:name="T9" style:family="text">
      <style:text-properties officeooo:rsid="000fb83d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fo:font-size="18pt" style:font-size-asian="18pt" style:font-size-complex="18pt"/>
    </style:style>
    <style:style style:name="T13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ческое задание</text:p>
      <text:p text:style-name="P2"/>
      <text:p text:style-name="P1">1. Управление пользователями:</text:p>
      <text:p text:style-name="Standard">a. создать пользователя, используя утилиту useradd;</text:p>
      <text:p text:style-name="Standard">b. удалить пользователя, используя утилиту userdel;</text:p>
      <text:p text:style-name="Standard">c. создать пользователя в ручном режиме.</text:p>
      <text:p text:style-name="Standard"/>
      <text:p text:style-name="P1">2. Управление группами:</text:p>
      <text:p text:style-name="Standard">a. создать группу с использованием утилит и в ручном режиме;</text:p>
      <text:p text:style-name="Standard">b. попрактиковаться в смене групп у пользователей;</text:p>
      <text:p text:style-name="Standard">c. добавить пользователя в группу, не меняя основной;</text:p>
      <text:p text:style-name="Standard">d. удалить пользователя из группы.</text:p>
      <text:p text:style-name="Standard"/>
      <text:p text:style-name="P1">3. Создать пользователя с правами суперпользователя. Сделать так, чтобы sudo не требовал пароль для выполнения команд.</text:p>
      <text:p text:style-name="Standard"/>
      <text:p text:style-name="P1">4. * Используя дополнительные материалы, выдать одному из созданных пользователей право на выполнение ряда команд, требующих прав суперпользователя (команды выбираем на своё усмотрение).</text:p>
      <text:p text:style-name="P1"/>
      <text:p text:style-name="P8"><text:span text:style-name="T13">1. </text:span><text:span text:style-name="T9">a)</text:span></text:p>
      <text:p text:style-name="P8"/>
      <text:p text:style-name="P4">ivan@ivan-NBLK-WAX9X:<text:span text:style-name="T1">~$ sudo useradd -m -s /bin/bash user1</text:span></text:p>
      <text:p text:style-name="P16"/>
      <text:p text:style-name="P4"><text:span text:style-name="T7">ivan@ivan-NBLK-WAX9X:</text:span><text:span text:style-name="T1">~$ sudo passwd user1</text:span></text:p>
      <text:p text:style-name="P16">Новый пароль : </text:p>
      <text:p text:style-name="P16">Повторите ввод нового пароля : </text:p>
      <text:p text:style-name="P16">passwd: пароль успешно обновлён</text:p>
      <text:p text:style-name="P17"/>
      <text:p text:style-name="P3"><text:span text:style-name="T7">ivan@ivan-NBLK-WAX9X:</text:span><text:span text:style-name="T1">~$ sudo adduser user2</text:span></text:p>
      <text:p text:style-name="P17">Добавляется пользователь «user2» ...</text:p>
      <text:p text:style-name="P17">Добавляется новая группа «user2» (1002) ...</text:p>
      <text:p text:style-name="P17">Добавляется новый пользователь «user2» (1002) в группу «user2» ...</text:p>
      <text:p text:style-name="P17">Создаётся домашний каталог «/home/user2» ...</text:p>
      <text:p text:style-name="P17">Копирование файлов из «/etc/skel» ...</text:p>
      <text:p text:style-name="P17">Новый пароль : </text:p>
      <text:p text:style-name="P17">Повторите ввод нового пароля : </text:p>
      <text:p text:style-name="P17">passwd: пароль успешно обновлён</text:p>
      <text:p text:style-name="P17">Изменение информации о пользователе user2</text:p>
      <text:p text:style-name="P17">Введите новое значение или нажмите ENTER для выбора значения по умолчанию</text:p>
      <text:p text:style-name="P17"><text:tab/>Полное имя []: </text:p>
      <text:p text:style-name="P17"><text:tab/>Номер комнаты []: </text:p>
      <text:p text:style-name="P17"><text:tab/>Рабочий телефон []: </text:p>
      <text:p text:style-name="P17"><text:tab/>Домашний телефон []: </text:p>
      <text:p text:style-name="P17"><text:tab/>Другое []: </text:p>
      <text:p text:style-name="P17"><text:soft-page-break/>Данная информация корректна? [Y/n] y</text:p>
      <text:p text:style-name="P17"/>
      <text:p text:style-name="P14">b)</text:p>
      <text:p text:style-name="P14"/>
      <text:p text:style-name="P3"><text:span text:style-name="T7">ivan@ivan-NBLK-WAX9X:</text:span><text:span text:style-name="T1">~$ sudo userdel -r user2</text:span></text:p>
      <text:p text:style-name="P17">userdel: почтовый ящик user2 (/var/mail/user2) не найден</text:p>
      <text:p text:style-name="P17"/>
      <text:p text:style-name="P10"><text:span text:style-name="T13">2. </text:span><text:span text:style-name="T8">a)</text:span></text:p>
      <text:p text:style-name="P10"/>
      <text:p text:style-name="P5"><text:span text:style-name="T7">ivan@ivan-NBLK-WAX9X:</text:span><text:span text:style-name="T1">~$ sudo groupadd group1</text:span></text:p>
      <text:p text:style-name="P5"><text:span text:style-name="T7">ivan@ivan-NBLK-WAX9X:</text:span><text:span text:style-name="T1">~$ sudo addgroup group2</text:span></text:p>
      <text:p text:style-name="P18">Добавляется группа «group2» (GID 1004) ...</text:p>
      <text:p text:style-name="P18">Готово.</text:p>
      <text:p text:style-name="P5"><text:span text:style-name="T7">ivan@ivan-NBLK-WAX9X:</text:span><text:span text:style-name="T1">~$ sudo vi /etc/group</text:span></text:p>
      <text:p text:style-name="P21">Далее в открывшемся файле, прописываем группу в ручном режиме, используя Vim. Создал группу group3.</text:p>
      <text:p text:style-name="P21"/>
      <text:p text:style-name="P6"><text:span text:style-name="T7">ivan@ivan-NBLK-WAX9X:</text:span><text:span text:style-name="T1">~$ sudo cat /etc/group</text:span></text:p>
      <text:p text:style-name="P19">group1:x:1003:</text:p>
      <text:p text:style-name="P18">group2:x:1004</text:p>
      <text:p text:style-name="P18">group3:x:1005</text:p>
      <text:p text:style-name="P18"/>
      <text:p text:style-name="P9">b)</text:p>
      <text:p text:style-name="P22"/>
      <text:p text:style-name="P5"><text:span text:style-name="T7">ivan@ivan-NBLK-WAX9X</text:span><text:span text:style-name="T1">:~$ ls -l</text:span></text:p>
      <text:p text:style-name="P18">итого 48</text:p>
      <text:p text:style-name="P18">drwxrwxr-x 2 ivan ivan 4096 ноя 22 23:08 <text:s/>lesson3_dir</text:p>
      <text:p text:style-name="P18">-rw-rw-r-- 1 ivan ivan <text:s text:c="3"/>0 ноя 22 23:09 <text:s/>lesson3.txt</text:p>
      <text:p text:style-name="P18">drwxrwxr-x 3 ivan ivan 4096 ноя 16 23:32 <text:s/>PycharmProjects</text:p>
      <text:p text:style-name="P18">drwxr-xr-x 4 ivan ivan 4096 ноя 16 23:21 <text:s/>snap</text:p>
      <text:p text:style-name="P18">-rw-rw-r-- 1 ivan ivan <text:s/>202 ноя 19 16:44 <text:s/>test.log</text:p>
      <text:p text:style-name="P18">…………………………………………………...</text:p>
      <text:p text:style-name="P18"/>
      <text:p text:style-name="P5"><text:span text:style-name="T7">ivan@ivan-NBLK-WAX9X:</text:span><text:span text:style-name="T1">~$ sudo chown user1:group1 lesson3.txt</text:span></text:p>
      <text:p text:style-name="P18"/>
      <text:p text:style-name="P5"><text:span text:style-name="T7">ivan@ivan-NBLK-WAX9X:</text:span><text:span text:style-name="T1">~$ ls -l</text:span></text:p>
      <text:p text:style-name="P18">итого 48</text:p>
      <text:p text:style-name="P18">drwxrwxr-x 2 ivan <text:s/>ivan <text:s text:c="2"/>4096 ноя 22 23:08 <text:s/>lesson3_dir</text:p>
      <text:p text:style-name="P18">-rw-rw-r-- 1 user1 group1 <text:s text:c="3"/>0 ноя 22 23:09 <text:s/>lesson3.txt</text:p>
      <text:p text:style-name="P18">drwxrwxr-x 3 ivan <text:s/>ivan <text:s text:c="2"/>4096 ноя 16 23:32 <text:s/>PycharmProjects</text:p>
      <text:p text:style-name="P18">drwxr-xr-x 4 ivan <text:s/>ivan <text:s text:c="2"/>4096 ноя 16 23:21 <text:s/>snap</text:p>
      <text:p text:style-name="P18">-rw-rw-r-- 1 ivan <text:s/>ivan <text:s text:c="3"/>202 ноя 19 16:44 <text:s/>test.log</text:p>
      <text:p text:style-name="P18">…………………………………………………….</text:p>
      <text:p text:style-name="P18"/>
      <text:p text:style-name="P5"><text:soft-page-break/><text:span text:style-name="T1">i</text:span><text:span text:style-name="T7">van@ivan-NBLK-WAX9X:</text:span><text:span text:style-name="T1">~$ sudo chgrp -R group2 lesson3_dir</text:span></text:p>
      <text:p text:style-name="P18"/>
      <text:p text:style-name="P5"><text:span text:style-name="T7">ivan@ivan-NBLK-WAX9X:</text:span><text:span text:style-name="T1">~$ ls -l</text:span></text:p>
      <text:p text:style-name="P18">итого 48</text:p>
      <text:p text:style-name="P18">drwxrwxr-x 2 ivan <text:s/>group2 4096 ноя 22 23:08 <text:s/>lesson3_dir</text:p>
      <text:p text:style-name="P18">-rw-rw-r-- 1 user1 group1 <text:s text:c="3"/>0 ноя 22 23:09 <text:s/>lesson3.txt</text:p>
      <text:p text:style-name="P18">drwxrwxr-x 3 ivan <text:s/>ivan <text:s text:c="2"/>4096 ноя 16 23:32 <text:s/>PycharmProjects</text:p>
      <text:p text:style-name="P18">drwxr-xr-x 4 ivan <text:s/>ivan <text:s text:c="2"/>4096 ноя 16 23:21 <text:s/>snap</text:p>
      <text:p text:style-name="P18">-rw-rw-r-- 1 ivan <text:s/>ivan <text:s text:c="3"/>202 ноя 19 16:44 <text:s/>test.log</text:p>
      <text:p text:style-name="P20">…………………………………………………….</text:p>
      <text:p text:style-name="P20"/>
      <text:p text:style-name="P13">c)</text:p>
      <text:p text:style-name="P13"/>
      <text:p text:style-name="P7"><text:span text:style-name="T7">ivan@ivan-NBLK-WAX9X:</text:span><text:span text:style-name="T1">~$ sudo usermod -aG <text:s/>group2 user1</text:span></text:p>
      <text:p text:style-name="P23"/>
      <text:p text:style-name="P7"><text:span text:style-name="T7">ivan@ivan-NBLK-WAX9X:</text:span><text:span text:style-name="T1">~$ cat /etc/group</text:span></text:p>
      <text:p text:style-name="P23">……………...</text:p>
      <text:p text:style-name="P23">user1:x:1001:</text:p>
      <text:p text:style-name="P23">group1:x:1003:</text:p>
      <text:p text:style-name="P23">group2:x:1004:user1</text:p>
      <text:p text:style-name="P23">group3:x:1005</text:p>
      <text:p text:style-name="P18"/>
      <text:p text:style-name="P5"><text:span text:style-name="T7">ivan@ivan-NBLK-WAX9X:</text:span><text:span text:style-name="T1">~$ sudo usermod -aG <text:s/>sudo user1</text:span></text:p>
      <text:p text:style-name="P18"/>
      <text:p text:style-name="P5"><text:span text:style-name="T7">ivan@ivan-NBLK-WAX9X:</text:span><text:span text:style-name="T1">~$ cat /etc/group</text:span></text:p>
      <text:p text:style-name="P18">…………….</text:p>
      <text:p text:style-name="P18">floppy:x:25:</text:p>
      <text:p text:style-name="P18">tape:x:26:</text:p>
      <text:p text:style-name="P18">sudo:x:27:ivan,user1</text:p>
      <text:p text:style-name="P18">audio:x:29:pulse</text:p>
      <text:p text:style-name="P18">……………..</text:p>
      <text:p text:style-name="P18"/>
      <text:p text:style-name="P14">d)</text:p>
      <text:p text:style-name="P14"/>
      <text:p text:style-name="P14"><text:span text:style-name="Source_20_Text"><text:span text:style-name="T11">ivan@ivan-NBLK-WAX9X:</text:span></text:span><text:span text:style-name="Source_20_Text"><text:span text:style-name="T3">~$ sudo gpasswd -d user1 group2</text:span></text:span></text:p>
      <text:p text:style-name="P14"><text:span text:style-name="Source_20_Text"><text:span text:style-name="T11">[sudo] пароль для ivan: </text:span></text:span></text:p>
      <text:p text:style-name="P14"><text:span text:style-name="Source_20_Text"><text:span text:style-name="T11">Удаление пользователя user1 из группы group2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1">ivan@ivan-NBLK-WAX9X:</text:span></text:span><text:span text:style-name="Source_20_Text"><text:span text:style-name="T3">~$ cat /etc/group</text:span></text:span></text:p>
      <text:p text:style-name="P14"><text:span text:style-name="Source_20_Text"><text:span text:style-name="T3">………………………..</text:span></text:span></text:p>
      <text:p text:style-name="P14"><text:span text:style-name="Source_20_Text"><text:span text:style-name="T3">ivan:x:1000:</text:span></text:span></text:p>
      <text:p text:style-name="P14"><text:span text:style-name="Source_20_Text"><text:span text:style-name="T3">sambashare:x:132:ivan</text:span></text:span></text:p>
      <text:p text:style-name="P14"><text:span text:style-name="Source_20_Text"><text:span text:style-name="T3">systemd-coredump:x:999:</text:span></text:span></text:p>
      <text:p text:style-name="P14"><text:span text:style-name="Source_20_Text"><text:span text:style-name="T3">user1:x:1001:</text:span></text:span></text:p>
      <text:p text:style-name="P14"><text:span text:style-name="Source_20_Text"><text:span text:style-name="T3">group1:x:1003:</text:span></text:span></text:p>
      <text:p text:style-name="P14"><text:soft-page-break/><text:span text:style-name="Source_20_Text"><text:span text:style-name="T3">group2:x:1004:</text:span></text:span></text:p>
      <text:p text:style-name="P14"><text:span text:style-name="Source_20_Text"><text:span text:style-name="T3">group3:x:1005</text:span></text:span></text:p>
      <text:p text:style-name="P14"><text:span text:style-name="Source_20_Text"><text:span text:style-name="T3"/></text:span></text:p>
      <text:p text:style-name="P14"><text:span text:style-name="Source_20_Text"><text:span text:style-name="T11">ivan@ivan-NBLK-WAX9X:</text:span></text:span><text:span text:style-name="Source_20_Text"><text:span text:style-name="T3">~$ sudo usermod -aG group1 user1</text:span></text:span></text:p>
      <text:p text:style-name="P14"><text:span text:style-name="Source_20_Text"><text:span text:style-name="T3"/></text:span></text:p>
      <text:p text:style-name="P14"><text:span text:style-name="Source_20_Text"><text:span text:style-name="T11">ivan@ivan-NBLK-WAX9X:</text:span></text:span><text:span text:style-name="Source_20_Text"><text:span text:style-name="T3">~$ sudo delgroup user1 group1</text:span></text:span></text:p>
      <text:p text:style-name="P14"><text:span text:style-name="Source_20_Text"><text:span text:style-name="T3">Удаляется пользователь «user1» из группы «group1» ...</text:span></text:span></text:p>
      <text:p text:style-name="P14"><text:span text:style-name="Source_20_Text"><text:span text:style-name="T3">Готово.</text:span></text:span></text:p>
      <text:p text:style-name="P14"><text:span text:style-name="Source_20_Text"><text:span text:style-name="T3"/></text:span></text:p>
      <text:p text:style-name="P14"><text:span text:style-name="Source_20_Text"><text:span text:style-name="T12">3.</text:span></text:span></text:p>
      <text:p text:style-name="P11"><text:span text:style-name="Source_20_Text"><text:span text:style-name="T11">ivan@ivan-NBLK-WAX9X:</text:span></text:span><text:span text:style-name="Source_20_Text"><text:span text:style-name="T3">~$ sudo usermod -aG <text:s/>sudo user1</text:span></text:span></text:p>
      <text:p text:style-name="P11"><text:span text:style-name="Source_20_Text"><text:span text:style-name="T3"/></text:span></text:p>
      <text:p text:style-name="P11"><text:span text:style-name="Source_20_Text"><text:span text:style-name="T11">ivan@ivan-NBLK-WAX9X:</text:span></text:span><text:span text:style-name="Source_20_Text"><text:span text:style-name="T3">~$ sudo vi /etc/sudoers</text:span></text:span></text:p>
      <text:p text:style-name="P11"><text:span text:style-name="Source_20_Text"><text:span text:style-name="T3"/></text:span></text:p>
      <text:p text:style-name="P11"><text:span text:style-name="Source_20_Text"><text:span text:style-name="T3"># Members of the admin group may gain root privileges</text:span></text:span></text:p>
      <text:p text:style-name="P11"><text:span text:style-name="Source_20_Text"><text:span text:style-name="T3">%admin ALL=(ALL) ALL</text:span></text:span></text:p>
      <text:p text:style-name="P11"><text:span text:style-name="Source_20_Text"><text:span text:style-name="T3"/></text:span></text:p>
      <text:p text:style-name="P11"><text:span text:style-name="Source_20_Text"><text:span text:style-name="T3"># Allow members of group sudo to execute any command</text:span></text:span></text:p>
      <text:p text:style-name="P12"><text:span text:style-name="Source_20_Text"><text:span text:style-name="T3">%sudo <text:s text:c="2"/>ALL=(ALL:ALL) </text:span></text:span><text:span text:style-name="Source_20_Text"><text:span text:style-name="T2">NOPASSWD:ALL </text:span></text:span><text:span text:style-name="Source_20_Text"><text:span text:style-name="T5">(меняем с ALL на <text:s/></text:span></text:span><text:span text:style-name="Source_20_Text"><text:span text:style-name="T2">NOPASSWD:ALL</text:span></text:span><text:span text:style-name="Source_20_Text"><text:span text:style-name="T5">)</text:span></text:span></text:p>
      <text:p text:style-name="P11"><text:span text:style-name="Source_20_Text"><text:span text:style-name="T3"/></text:span></text:p>
      <text:p text:style-name="P11"><text:span text:style-name="Source_20_Text"><text:span text:style-name="T3"># See sudoers(5) for more information on "#include" directives:</text:span></text:span></text:p>
      <text:p text:style-name="P11"><text:span text:style-name="Source_20_Text"><text:span text:style-name="T3"/></text:span></text:p>
      <text:p text:style-name="P11"><text:span text:style-name="Source_20_Text"><text:span text:style-name="T3">#includedir /etc/sudoers.d</text:span></text:span></text:p>
      <text:p text:style-name="P11"><text:span text:style-name="Source_20_Text"><text:span text:style-name="T3">~ <text:s text:c="28"/></text:span></text:span></text:p>
      <text:p text:style-name="P14"><text:span text:style-name="Source_20_Text"><text:span text:style-name="T10"/></text:span></text:p>
      <text:p text:style-name="P14"><text:span text:style-name="Source_20_Text"><text:span text:style-name="T12">4.</text:span></text:span></text:p>
      <text:p text:style-name="P14"><text:span text:style-name="Source_20_Text"><text:span text:style-name="T11">ivan@ivan-NBLK-WAX9X:</text:span></text:span><text:span text:style-name="Source_20_Text"><text:span text:style-name="T3">~$ sudoedit /etc/sudoers</text:span></text:span></text:p>
      <text:p text:style-name="P14"><text:span text:style-name="Source_20_Text"><text:span text:style-name="T3">root <text:s text:c="3"/>ALL=(ALL:ALL) ALL</text:span></text:span></text:p>
      <text:p text:style-name="P14"><text:span text:style-name="Source_20_Text"><text:span text:style-name="T3"/></text:span></text:p>
      <text:p text:style-name="P14"><text:span text:style-name="Source_20_Text"><text:span text:style-name="T2">user1 ALL=(ALL) NOPASSWD:/usr/sbin/useradd</text:span></text:span></text:p>
      <text:p text:style-name="P15"><text:span text:style-name="Source_20_Text"><text:span text:style-name="T2">user1 ALL=(ALL) NOPASSWD:/usr/sbin/</text:span></text:span><text:span text:style-name="Source_20_Text"><text:span text:style-name="T6">group</text:span></text:span><text:span text:style-name="Source_20_Text"><text:span text:style-name="T2">add</text:span></text:span></text:p>
      <text:p text:style-name="P14"><text:span text:style-name="Source_20_Text"><text:span text:style-name="T3"># Members of the admin group may gain root privileges</text:span></text:span></text:p>
      <text:p text:style-name="P14"><text:span text:style-name="Source_20_Text"><text:span text:style-name="T3">%admin ALL=(ALL) ALL</text:span></text:span></text:p>
      <text:p text:style-name="P14"><text:span text:style-name="Source_20_Text"><text:span text:style-name="T3"/></text:span></text:p>
      <text:p text:style-name="P14"><text:span text:style-name="Source_20_Text"><text:span text:style-name="T3"># Allow members of group sudo to execute any command</text:span></text:span></text:p>
      <text:p text:style-name="P14"><text:span text:style-name="Source_20_Text"><text:span text:style-name="T3">%sudo <text:s text:c="2"/>ALL=(ALL:ALL) ALL</text:span></text:span></text:p>
      <text:p text:style-name="P14"><text:span text:style-name="Source_20_Text"><text:span text:style-name="T3"/></text:span></text:p>
      <text:p text:style-name="P14"><text:span text:style-name="Source_20_Text"><text:span text:style-name="T3"># See sudoers(5) for more information on "#include" directives:</text:span></text:span></text:p>
      <text:p text:style-name="P14"><text:span text:style-name="Source_20_Text"><text:span text:style-name="T3"/></text:span></text:p>
      <text:p text:style-name="P14"><text:span text:style-name="Source_20_Text"><text:span text:style-name="T3">#includedir /etc/sudoers.d</text:span></text:span></text:p>
      <text:p text:style-name="P14"><text:span text:style-name="Source_20_Text"><text:span text:style-name="T3"/></text:span></text:p>
      <text:p text:style-name="P25"><text:span text:style-name="Source_20_Text"><text:span text:style-name="T4">Hello world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5:37:16.484766907</meta:creation-date>
    <meta:editing-duration>PT17M47S</meta:editing-duration>
    <meta:editing-cycles>5</meta:editing-cycles>
    <meta:generator>LibreOffice/6.4.6.2$Linux_X86_64 LibreOffice_project/40$Build-2</meta:generator>
    <dc:date>2020-12-11T23:24:56.736855233</dc:date>
    <meta:document-statistic meta:table-count="0" meta:image-count="0" meta:object-count="0" meta:page-count="4" meta:paragraph-count="131" meta:word-count="603" meta:character-count="4630" meta:non-whitespace-character-count="4054"/>
  </office:meta>
</office:document-meta>
</file>